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khan" fo:font-size="14pt" officeooo:paragraph-rsid="0009d79c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/>
      <text:p text:style-name="P1"/>
      <text:p text:style-name="P1"><text:s text:c="2"/>https://git-etudiants.lacl.fr/gaya.amoura/puissance4.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6:07:47.588194576</meta:creation-date>
    <dc:date>2021-01-10T16:08:51.179949802</dc:date>
    <meta:editing-duration>PT1M3S</meta:editing-duration>
    <meta:editing-cycles>1</meta:editing-cycles>
    <meta:document-statistic meta:table-count="0" meta:image-count="0" meta:object-count="0" meta:page-count="1" meta:paragraph-count="2" meta:word-count="1" meta:character-count="59" meta:non-whitespace-character-count="56"/>
    <meta:generator>LibreOffice/6.4.6.2$Linux_X86_64 LibreOffice_project/40$Build-2</meta:generator>
  </office:meta>
</office:document-meta>
</file>